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50d85" officeooo:paragraph-rsid="00050d8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normal" officeooo:rsid="0006b648" officeooo:paragraph-rsid="0006b64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ff00cc" style:font-name="Times New Roman" fo:font-weight="bold" officeooo:rsid="0006b648" officeooo:paragraph-rsid="0006b64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weight="bold" officeooo:rsid="0006b648" officeooo:paragraph-rsid="0006b64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weight="bold" officeooo:rsid="000817bf" officeooo:paragraph-rsid="000817b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weight="bold" officeooo:rsid="00090020" officeooo:paragraph-rsid="0009002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weight="bold" officeooo:rsid="00090020" officeooo:paragraph-rsid="0009002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weight="bold" officeooo:rsid="0009b97d" officeooo:paragraph-rsid="0009b9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weight="bold" officeooo:rsid="000af3c6" officeooo:paragraph-rsid="000af3c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090020" officeooo:paragraph-rsid="0009002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ff" style:font-name="Times New Roman" fo:font-weight="bold" officeooo:rsid="0006b648" officeooo:paragraph-rsid="0006b64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3399" style:font-name="Times New Roman" fo:font-weight="bold" officeooo:rsid="00090020" officeooo:paragraph-rsid="00090020" style:font-weight-asian="bold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color="#a9b7c6" style:font-name="DejaVu Sans Mono" fo:font-weight="bold" officeooo:rsid="000817bf" officeooo:paragraph-rsid="000817bf" style:font-weight-asian="bold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color="#a9b7c6" style:font-name="DejaVu Sans Mono" fo:font-weight="bold" officeooo:rsid="00090020" officeooo:paragraph-rsid="00090020" style:font-weight-asian="bold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16" style:family="paragraph" style:parent-style-name="Preformatted_20_Text">
      <style:text-properties fo:color="#a9b7c6"/>
    </style:style>
    <style:style style:name="P17" style:family="paragraph" style:parent-style-name="Preformatted_20_Text">
      <style:text-properties fo:color="#a9b7c6" style:font-name="DejaVu Sans Mono"/>
    </style:style>
    <style:style style:name="P18" style:family="paragraph">
      <loext:graphic-properties draw:fill="none" draw:fill-color="#ffffff"/>
      <style:text-properties fo:color="#ff33ff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66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b97d" style:font-weight-asian="normal" style:font-weight-complex="normal"/>
    </style:style>
    <style:style style:name="T4" style:family="text">
      <style:text-properties fo:font-weight="normal" officeooo:rsid="000af3c6" style:font-weight-asian="normal" style:font-weight-complex="normal"/>
    </style:style>
    <style:style style:name="T5" style:family="text">
      <style:text-properties fo:color="#6897bb"/>
    </style:style>
    <style:style style:name="T6" style:family="text">
      <style:text-properties fo:color="#6897bb" fo:font-weight="normal" style:font-weight-asian="normal" style:font-weight-complex="normal"/>
    </style:style>
    <style:style style:name="T7" style:family="text">
      <style:text-properties fo:color="#6897bb" style:font-name="DejaVu Sans Mono"/>
    </style:style>
    <style:style style:name="T8" style:family="text">
      <style:text-properties fo:color="#cc7832"/>
    </style:style>
    <style:style style:name="T9" style:family="text">
      <style:text-properties fo:color="#cc7832" style:font-name="DejaVu Sans Mono"/>
    </style:style>
    <style:style style:name="T10" style:family="text">
      <style:text-properties style:font-name="DejaVu Sans Mono"/>
    </style:style>
    <style:style style:name="T11" style:family="text">
      <style:text-properties fo:color="#8888c6"/>
    </style:style>
    <style:style style:name="T12" style:family="text">
      <style:text-properties fo:color="#8888c6" style:font-name="DejaVu Sans Mono"/>
    </style:style>
    <style:style style:name="T13" style:family="text">
      <style:text-properties fo:color="#6a8759"/>
    </style:style>
    <style:style style:name="T14" style:family="text">
      <style:text-properties fo:color="#6a8759" style:font-name="DejaVu Sans Mono"/>
    </style:style>
    <style:style style:name="T15" style:family="text">
      <style:text-properties officeooo:rsid="0009b97d"/>
    </style:style>
    <style:style style:name="T16" style:family="text">
      <style:text-properties officeooo:rsid="000af3c6"/>
    </style:style>
    <style:style style:name="T17" style:family="text">
      <style:text-properties fo:color="#ff33ff" fo:font-weight="bold" style:font-weight-asian="bold" style:font-weight-complex="bold"/>
    </style:style>
    <style:style style:name="T18" style:family="text">
      <style:text-properties fo:color="#ff33ff" fo:font-weight="normal" style:font-weight-asian="normal" style:font-weight-complex="normal"/>
    </style:style>
    <style:style style:name="T19" style:family="text">
      <style:text-properties fo:color="#0066ff" fo:font-weight="bold" style:font-weight-asian="bold" style:font-weight-complex="bold"/>
    </style:style>
    <style:style style:name="T20" style:family="text">
      <style:text-properties fo:color="#0066ff"/>
    </style:style>
    <style:style style:name="gr1" style:family="graphic">
      <style:graphic-properties draw:stroke="none" svg:stroke-color="#000000" draw:fill="none" draw:fill-color="#ffffff" fo:min-height="2.1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7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14 – LAÇOS <text:s/>PT. 2</text:p>
      <text:p text:style-name="P1">ESTRUTURA DE REPETIÇÃO WHILE</text:p>
      <text:p text:style-name="P1"/>
      <text:p text:style-name="P2">&gt; <text:span text:style-name="T1">While – </text:span>Enquanto. </text:p>
      <text:p text:style-name="P2">Ex: Enquanto não “chegar na maçã” continue dando passos.</text:p>
      <text:p text:style-name="P2"/>
      <text:p text:style-name="P2">É utilizado quando não se sabe a quantidade de ações necessárias até chegar no destino.</text:p>
      <text:p text:style-name="P2"/>
      <text:p text:style-name="P2"><draw:frame text:anchor-type="paragraph" draw:z-index="0" draw:name="Forma1" draw:style-name="gr1" draw:text-style-name="P18" svg:width="7.474cm" svg:height="2.184cm" svg:x="8.156cm" svg:y="0.351cm"><draw:text-box><text:p><text:span text:style-name="T17">While </text:span><text:span text:style-name="T18"><text:s/>not (apple)</text:span></text:p><text:p><text:span text:style-name="T18"><text:tab/></text:span><text:span text:style-name="T18">Step</text:span></text:p><text:p><text:span text:style-name="T18">Take</text:span></text:p></draw:text-box></draw:frame></text:p>
      <text:p text:style-name="P3">Enquanto<text:span text:style-name="T2"> não (chegar na maçã)</text:span></text:p>
      <text:p text:style-name="P3"><text:span text:style-name="T2"><text:tab/>Passo</text:span></text:p>
      <text:p text:style-name="P3"><text:span text:style-name="T2">Pega.</text:span></text:p>
      <text:p text:style-name="P3"><text:span text:style-name="T2"/></text:p>
      <text:p text:style-name="P4"><text:span text:style-name="T2"/></text:p>
      <text:p text:style-name="P4"><draw:frame text:anchor-type="paragraph" draw:z-index="1" draw:name="Forma2" draw:style-name="gr2" draw:text-style-name="P19" svg:width="4.255cm" svg:height="3.749cm" svg:x="7.892cm" svg:y="0.452cm"><draw:text-box><text:p><text:span text:style-name="T19">While</text:span><text:span text:style-name="T20"> not apple</text:span></text:p><text:p><text:span text:style-name="T20"><text:tab/></text:span><text:span text:style-name="T19">If </text:span><text:span text:style-name="T20">chão:</text:span></text:p><text:p><text:span text:style-name="T20"><text:tab/></text:span><text:span text:style-name="T20"><text:tab/></text:span><text:span text:style-name="T20"><text:tab/></text:span><text:span text:style-name="T20">Passo</text:span></text:p><text:p><text:span text:style-name="T20"><text:tab/></text:span><text:span text:style-name="T19">If</text:span><text:span text:style-name="T20"> Buraco:</text:span></text:p><text:p><text:span text:style-name="T20"><text:tab/></text:span><text:span text:style-name="T20"><text:tab/></text:span><text:span text:style-name="T20"><text:tab/></text:span><text:span text:style-name="T20">Pula</text:span></text:p><text:p><text:span text:style-name="T20"><text:tab/></text:span><text:span text:style-name="T19">If</text:span><text:span text:style-name="T20"> moeda:</text:span></text:p><text:p><text:span text:style-name="T20"><text:tab/></text:span><text:span text:style-name="T20"><text:tab/></text:span><text:span text:style-name="T20"><text:tab/></text:span><text:span text:style-name="T20">Pega</text:span></text:p></draw:text-box></draw:frame><text:span text:style-name="T2">&gt; Estrutura de teste:</text:span></text:p>
      <text:p text:style-name="P11"><text:span text:style-name="T2">Enquanto não maçã</text:span></text:p>
      <text:p text:style-name="P11"><text:span text:style-name="T2"><text:tab/>Se tiver chão:</text:span></text:p>
      <text:p text:style-name="P11"><text:span text:style-name="T2"><text:tab/><text:tab/>Passo</text:span></text:p>
      <text:p text:style-name="P11"><text:span text:style-name="T2"><text:tab/>Se tiver buraco:</text:span></text:p>
      <text:p text:style-name="P11"><text:span text:style-name="T2"><text:tab/><text:tab/>Pula</text:span></text:p>
      <text:p text:style-name="P11"><text:span text:style-name="T2"><text:tab/>Se tiver moeda:</text:span></text:p>
      <text:p text:style-name="P11"><text:span text:style-name="T2"><text:tab/><text:tab/>Pega</text:span></text:p>
      <text:p text:style-name="P11"><text:span text:style-name="T2">Pega</text:span></text:p>
      <text:p text:style-name="P11"><text:span text:style-name="T2"/></text:p>
      <text:p text:style-name="P11"><text:span text:style-name="T2"/></text:p>
      <text:p text:style-name="P5"><text:span text:style-name="T2">Exemplificando: </text:span></text:p>
      <text:p text:style-name="P13"><text:span text:style-name="T2">n=</text:span><text:span text:style-name="T6">1</text:span></text:p>
      <text:p text:style-name="P17"><text:span text:style-name="T8">while </text:span>n!=<text:span text:style-name="T5">0</text:span>:</text:p>
      <text:p text:style-name="P16"><text:s text:c="8"/><text:span text:style-name="T10">n=</text:span><text:span text:style-name="T12">int</text:span><text:span text:style-name="T10">(</text:span><text:span text:style-name="T12">input</text:span><text:span text:style-name="T10">(</text:span><text:span text:style-name="T14">"Digie um valor: "</text:span><text:span text:style-name="T10">))</text:span></text:p>
      <text:p text:style-name="P15"><text:span text:style-name="T11">print</text:span>(<text:span text:style-name="T13">'Fim'</text:span>)</text:p>
      <text:p text:style-name="P6"><text:span text:style-name="T2">Situação que permite criar laços indeterminadamente.</text:span></text:p>
      <text:p text:style-name="P6"><text:span text:style-name="T2"/></text:p>
      <text:p text:style-name="P6"><text:span text:style-name="T2">EX:</text:span></text:p>
      <text:p text:style-name="P12"><text:span text:style-name="T2">r= “S”</text:span></text:p>
      <text:p text:style-name="P12"><text:span text:style-name="T2">while r == “S”</text:span></text:p>
      <text:p text:style-name="P12"><text:span text:style-name="T2"><text:tab/>n= int(input(‘Digite um valor: ‘)</text:span></text:p>
      <text:p text:style-name="P12"><text:span text:style-name="T2"><text:tab/>r= str(input(‘Quer continuar? [S/N]: .upper()</text:span></text:p>
      <text:p text:style-name="P12"><text:span text:style-name="T2">print (‘Fim!’)</text:span></text:p>
      <text:p text:style-name="P12"><text:span text:style-name="T2"/></text:p>
      <text:p text:style-name="P6"><text:span text:style-name="T2">Novo exemplo:</text:span></text:p>
      <text:p text:style-name="P14"><text:span text:style-name="T2">n=</text:span><text:span text:style-name="T6">1</text:span></text:p>
      <text:p text:style-name="P17">par = impar = <text:span text:style-name="T5">0</text:span></text:p>
      <text:p text:style-name="P17"><text:span text:style-name="T8">while </text:span>n!=<text:span text:style-name="T5">0</text:span>:</text:p>
      <text:p text:style-name="P16"><text:s text:c="8"/><text:span text:style-name="T10">n=</text:span><text:span text:style-name="T12">int</text:span><text:span text:style-name="T10">(</text:span><text:span text:style-name="T12">input</text:span><text:span text:style-name="T10">(</text:span><text:span text:style-name="T14">"Digite um valor: "</text:span><text:span text:style-name="T10">))</text:span></text:p>
      <text:p text:style-name="P16"><text:s text:c="8"/><text:span text:style-name="T9">if </text:span><text:span text:style-name="T10">n%</text:span><text:span text:style-name="T7">2</text:span><text:span text:style-name="T10">==</text:span><text:span text:style-name="T7">0</text:span><text:span text:style-name="T10">:</text:span></text:p>
      <text:p text:style-name="P16"><text:s text:c="12"/><text:span text:style-name="T10">par+=</text:span><text:span text:style-name="T7">1</text:span></text:p>
      <text:p text:style-name="P16"><text:span text:style-name="T5"><text:s text:c="8"/></text:span><text:span text:style-name="T9">else</text:span><text:span text:style-name="T10">:</text:span></text:p>
      <text:p text:style-name="P16"><text:s text:c="12"/><text:span text:style-name="T10">impar+=</text:span><text:span text:style-name="T7">1</text:span></text:p>
      <text:p text:style-name="P15"><text:span text:style-name="T11">print</text:span>(<text:span text:style-name="T13">'Você digitou {} Pares e {} números impares!'</text:span>.format(par<text:span text:style-name="T8">,</text:span>impar))</text:p>
      <text:p text:style-name="P7"><text:soft-page-break/>DESAFIOS</text:p>
      <text:p text:style-name="P7"/>
      <text:p text:style-name="P7"/>
      <text:p text:style-name="P10"><text:span text:style-name="T1">EX 057</text:span> – Faça o programa que leia o <text:span text:style-name="T1">sexo</text:span> de uma pessoa, mas só aceite <text:span text:style-name="T1">M</text:span> ou <text:span text:style-name="T1">F. </text:span>Caso esteja errado, peça a digitação novamente até ter o valor correto.</text:p>
      <text:p text:style-name="P10"/>
      <text:p text:style-name="P10"/>
      <text:p text:style-name="P6">Ex 058 – <text:span text:style-name="T2">Melhore o jogo do </text:span>EX 028 <text:span text:style-name="T2"><text:s/>onde o computador vai “pensar” em um </text:span>número entre 0 e 10<text:span text:style-name="T2">. Só que agora o jogador vai tentar adivinhar até acertar, mostrando no final quantos palpites foram necessários para vencer.</text:span></text:p>
      <text:p text:style-name="P6"><text:span text:style-name="T2"/></text:p>
      <text:p text:style-name="P6"><text:span text:style-name="T2"/></text:p>
      <text:p text:style-name="P6">Ex 059 – <text:span text:style-name="T3">Crie um programa que leia </text:span><text:span text:style-name="T15">dois valores</text:span><text:span text:style-name="T3"> e mostre um </text:span><text:span text:style-name="T15">menu</text:span><text:span text:style-name="T3"> na tela:</text:span></text:p>
      <text:p text:style-name="P8"><text:span text:style-name="T2">[1] Somar</text:span></text:p>
      <text:p text:style-name="P8"><text:span text:style-name="T2">[2] Multiplicar</text:span></text:p>
      <text:p text:style-name="P8"><text:span text:style-name="T2">[3] Maior</text:span></text:p>
      <text:p text:style-name="P8"><text:span text:style-name="T2">[4] Novos números</text:span></text:p>
      <text:p text:style-name="P8"><text:span text:style-name="T2">[5] sair do programa.</text:span></text:p>
      <text:p text:style-name="P8"><text:span text:style-name="T2">Seu programa deverá realizar a operação solicitada em cada caso.</text:span></text:p>
      <text:p text:style-name="P8"><text:span text:style-name="T2"/></text:p>
      <text:p text:style-name="P8"><text:span text:style-name="T2"/></text:p>
      <text:p text:style-name="P8">EX 060 –<text:span text:style-name="T2"> Faça um programa que leia um </text:span>número<text:span text:style-name="T2"> qualquer e mostre o seu </text:span>fatorial. <text:span text:style-name="T2">Ex: 5! = 5x4x3x2x1 = 120</text:span></text:p>
      <text:p text:style-name="P8"><text:span text:style-name="T2"/></text:p>
      <text:p text:style-name="P8"><text:span text:style-name="T2"/></text:p>
      <text:p text:style-name="P8">EX 061<text:span text:style-name="T2"> – Refaça o </text:span>EX 051<text:span text:style-name="T2">, lendo o </text:span>primeiro termo<text:span text:style-name="T2"> e a </text:span>razão <text:span text:style-name="T2">de uma </text:span>PA<text:span text:style-name="T2">, mostrando os </text:span>10 primeiros termos<text:span text:style-name="T2"> da progressão utilizando a estrutura </text:span>while.</text:p>
      <text:p text:style-name="P8"/>
      <text:p text:style-name="P8"/>
      <text:p text:style-name="P8">EX 062<text:span text:style-name="T2"> – Melhor o </text:span>EX 061<text:span text:style-name="T2">, perguntando para o usuário se ele quer mostrar mais alguns termos. O programa encerra quando ele disser que quer mostrar </text:span>0 termos<text:span text:style-name="T2">.</text:span></text:p>
      <text:p text:style-name="P8"><text:span text:style-name="T2"/></text:p>
      <text:p text:style-name="P8"><text:span text:style-name="T2"/></text:p>
      <text:p text:style-name="P8">EX 063<text:span text:style-name="T2"> – Escreva um programa que leia um </text:span>número n<text:span text:style-name="T2"> inteiro qualquer e mostre na tela </text:span>n <text:span text:style-name="T2">primeiros elementos de uma </text:span>Sequencia de Fibonacci.</text:p>
      <text:p text:style-name="P8">Ex: <text:span text:style-name="T2">0 – 1 – 1 – 2 – 3 – 5 – 8…</text:span></text:p>
      <text:p text:style-name="P8"><text:span text:style-name="T2"/></text:p>
      <text:p text:style-name="P8"><text:span text:style-name="T2"/></text:p>
      <text:p text:style-name="P8">EX 064<text:span text:style-name="T2"> – </text:span><text:span text:style-name="T4">Crie um programa que leia </text:span><text:span text:style-name="T16">vários números</text:span><text:span text:style-name="T4"> inteiros pelo teclado. O programa só vai parar quando o usuário digitar o valor </text:span><text:span text:style-name="T16">999</text:span><text:span text:style-name="T4">, que é a </text:span><text:span text:style-name="T16">condição de parada.</text:span><text:span text:style-name="T4"> No final, mostre </text:span><text:span text:style-name="T16">quantos números</text:span><text:span text:style-name="T4"> foram digitados e qual foi a </text:span><text:span text:style-name="T16">soma</text:span><text:span text:style-name="T4"> entre eles (Desconsiderando o </text:span><text:span text:style-name="T16">Flag</text:span><text:span text:style-name="T4">).</text:span></text:p>
      <text:p text:style-name="P8"><text:span text:style-name="T4"/></text:p>
      <text:p text:style-name="P8"><text:span text:style-name="T4"/></text:p>
      <text:p text:style-name="P9">EX 065<text:span text:style-name="T2"> – Crie um programa que leia </text:span>vários números<text:span text:style-name="T2"> inteiros pelo teclado. No final da execução, mostre a </text:span>média entre todos<text:span text:style-name="T2"> os valores e qual foi o </text:span>maior<text:span text:style-name="T2"> e o </text:span>menor<text:span text:style-name="T2"> valor lido. O programa deve perguntar ao usuário se ele quer ou não </text:span>continuar<text:span text:style-name="T2"> a digitar valores:</text:span></text:p>
      <text:p text:style-name="P9"><text:span text:style-name="T2"/></text:p>
      <text:p text:style-name="P9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28:34.405290918</meta:creation-date>
    <dc:date>2019-09-30T21:21:10.708326890</dc:date>
    <meta:editing-duration>PT10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435" meta:character-count="2511" meta:non-whitespace-character-count="2043"/>
  </office:meta>
</office:document-meta>
</file>